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Bahnschrift" svg:font-family="Bahnschrift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59cm"/>
      <style:paragraph-properties style:writing-mode="lr-tb"/>
    </style:style>
    <style:style style:name="gr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6.594cm" fo:min-width="22.572cm"/>
    </style:style>
    <style:style style:name="gr1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draw:stroke="dash" draw:stroke-dash="Long_20_Dash"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draw:stroke="dash" draw:stroke-dash="Long_20_Dash"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draw:stroke="dash" draw:stroke-dash="Long_20_Dash"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>
      <style:graphic-properties draw:stroke="dash" draw:stroke-dash="Long_20_Dash"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draw:stroke="dash" draw:stroke-dash="Long_20_Dash"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 style:list-style-name="L1">
      <style:graphic-properties draw:stroke="dash" draw:stroke-dash="Long_20_Dash"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co1" style:family="table-column">
      <style:table-column-properties style:column-width="2.284cm" style:use-optimal-column-width="false"/>
    </style:style>
    <style:style style:name="co2" style:family="table-column">
      <style:table-column-properties style:column-width="2.281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="none"/>
      <style:paragraph-properties fo:text-align="center" fo:border-left="none" fo:border-right="none" fo:border-top="none" fo:border-bottom="0.03pt solid #000000"/>
      <style:text-properties style:font-name="Arial1" fo:font-size="18pt" style:font-size-asian="18pt" style:font-size-complex="18pt"/>
    </style:style>
    <style:style style:name="ce2" style:family="table-cell">
      <loext:graphic-properties draw:fill="none"/>
      <style:paragraph-properties fo:text-align="center" fo:border="none"/>
      <style:text-properties style:font-name="Arial1" fo:font-size="18pt" style:font-size-asian="18pt" style:font-size-complex="18pt"/>
    </style:style>
    <style:style style:name="P1" style:family="paragraph">
      <style:paragraph-properties fo:text-align="center" style:writing-mode="lr-tb"/>
      <style:text-properties style:font-name="Arial1" fo:font-size="18pt" style:font-size-asian="18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style:font-name="Arial1" fo:font-size="18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" style:family="paragraph">
      <style:paragraph-properties fo:text-align="center"/>
      <style:text-properties style:font-name="Arial1"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Arial1"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font-name="Arial1" fo:font-size="1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cm" svg:height="1.5cm" svg:x="6.494cm" svg:y="7.78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994cm" svg:y1="8.534cm" svg:x2="11.128cm" svg:y2="8.534cm" draw:start-shape="id1" draw:start-glue-point="10" draw:end-shape="id2" draw:end-glue-point="6" svg:d="M7994 8534h3134" svg:viewBox="0 0 3135 1">
          <text:p/>
        </draw:connector>
        <draw:custom-shape draw:style-name="gr3" draw:text-style-name="P5" xml:id="id2" draw:id="id2" draw:layer="layout" svg:width="1.5cm" svg:height="1.5cm" svg:x="11.128cm" svg:y="7.784cm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1.5cm" svg:height="1.5cm" svg:x="14.246cm" svg:y="10.085cm">
          <text:p text:style-name="P4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1.5cm" svg:height="1.5cm" svg:x="6.497cm" svg:y="12.384cm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247cm" svg:y1="12.384cm" svg:x2="7.244cm" svg:y2="9.284cm" draw:start-shape="id3" draw:start-glue-point="4" draw:end-shape="id1" draw:end-glue-point="8" svg:d="M7247 12384l-3-3100" svg:viewBox="0 0 4 3101">
          <text:p/>
        </draw:connector>
        <draw:custom-shape draw:style-name="gr6" draw:text-style-name="P5" xml:id="id4" draw:id="id4" draw:layer="layout" svg:width="1.5cm" svg:height="1.5cm" svg:x="11.131cm" svg:y="12.384cm">
          <text:p text:style-name="P4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0.869cm" svg:height="0.962cm" svg:x="8.993cm" svg:y="7.572cm">
          <draw:text-box>
            <text:p text:style-name="P6"><text:span text:style-name="T1">4</text:span></text:p>
          </draw:text-box>
        </draw:frame>
        <draw:frame draw:style-name="gr7" draw:text-style-name="P7" draw:layer="layout" svg:width="0.869cm" svg:height="0.962cm" svg:x="6.378cm" svg:y="10.353cm">
          <draw:text-box>
            <text:p text:style-name="P6"><text:span text:style-name="T1">8</text:span></text:p>
          </draw:text-box>
        </draw:frame>
        <draw:frame draw:style-name="gr8" draw:text-style-name="P7" draw:layer="layout" svg:width="0.869cm" svg:height="0.962cm" svg:x="9.13cm" svg:y="13.271cm">
          <draw:text-box>
            <text:p text:style-name="P6"><text:span text:style-name="T1">7</text:span></text:p>
          </draw:text-box>
        </draw:frame>
        <draw:frame draw:style-name="gr7" draw:text-style-name="P7" draw:layer="layout" svg:width="0.869cm" svg:height="0.962cm" svg:x="9.438cm" svg:y="9.952cm">
          <draw:text-box>
            <text:p text:style-name="P6"><text:span text:style-name="T1">2</text:span></text:p>
          </draw:text-box>
        </draw:frame>
        <draw:frame draw:style-name="gr7" draw:text-style-name="P7" draw:layer="layout" svg:width="0.869cm" svg:height="0.962cm" svg:x="11.878cm" svg:y="10.353cm">
          <draw:text-box>
            <text:p text:style-name="P6"><text:span text:style-name="T1">6</text:span></text:p>
          </draw:text-box>
        </draw:frame>
        <draw:frame draw:style-name="gr7" draw:text-style-name="P7" draw:layer="layout" svg:width="0.869cm" svg:height="0.962cm" svg:x="13.151cm" svg:y="8.69cm">
          <draw:text-box>
            <text:p text:style-name="P6"><text:span text:style-name="T1">3</text:span></text:p>
          </draw:text-box>
        </draw:frame>
        <draw:frame draw:style-name="gr7" draw:text-style-name="P7" draw:layer="layout" svg:width="0.869cm" svg:height="0.962cm" svg:x="13.151cm" svg:y="12.023cm">
          <draw:text-box>
            <text:p text:style-name="P6"><text:span text:style-name="T1">1</text:span></text:p>
          </draw:text-box>
        </draw:frame>
        <draw:custom-shape draw:style-name="gr9" draw:text-style-name="P5" xml:id="id5" draw:id="id5" draw:layer="layout" svg:width="1.5cm" svg:height="1.5cm" svg:x="3.376cm" svg:y="10.085cm">
          <text:p text:style-name="P4"><text:span text:style-name="T1">0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onnector draw:style-name="gr2" draw:text-style-name="P3" draw:layer="layout" draw:type="line" svg:x1="7.775cm" svg:y1="9.065cm" svg:x2="11.35cm" svg:y2="12.603cm" draw:start-shape="id1" draw:start-glue-point="9" draw:end-shape="id4" draw:end-glue-point="5" svg:d="M7775 9065l3575 3538" svg:viewBox="0 0 3576 3539">
          <text:p/>
        </draw:connector>
        <draw:connector draw:style-name="gr2" draw:text-style-name="P3" draw:layer="layout" draw:type="line" svg:x1="4.658cm" svg:y1="10.304cm" svg:x2="6.713cm" svg:y2="9.065cm" draw:start-shape="id5" draw:start-glue-point="5" draw:end-shape="id1" draw:end-glue-point="7" svg:d="M4658 10304l2055-1239" svg:viewBox="0 0 2056 1240">
          <text:p/>
        </draw:connector>
        <draw:connector draw:style-name="gr2" draw:text-style-name="P3" draw:layer="layout" draw:type="line" svg:x1="4.658cm" svg:y1="11.366cm" svg:x2="6.716cm" svg:y2="12.603cm" draw:start-shape="id5" draw:start-glue-point="7" draw:end-shape="id3" draw:end-glue-point="5" svg:d="M4658 11366l2058 1237" svg:viewBox="0 0 2059 1238">
          <text:p/>
        </draw:connector>
        <draw:connector draw:style-name="gr2" draw:text-style-name="P3" draw:layer="layout" draw:type="line" svg:x1="12.409cm" svg:y1="9.065cm" svg:x2="14.465cm" svg:y2="10.304cm" draw:start-shape="id2" draw:start-glue-point="9" draw:end-shape="id6" draw:end-glue-point="5" svg:d="M12409 9065l2056 1239" svg:viewBox="0 0 2057 1240">
          <text:p/>
        </draw:connector>
        <draw:connector draw:style-name="gr2" draw:text-style-name="P3" draw:layer="layout" draw:type="line" svg:x1="12.412cm" svg:y1="12.603cm" svg:x2="14.465cm" svg:y2="11.366cm" draw:start-shape="id4" draw:start-glue-point="11" draw:end-shape="id6" draw:end-glue-point="7" svg:d="M12412 12603l2053-1237" svg:viewBox="0 0 2054 1238">
          <text:p/>
        </draw:connector>
        <draw:connector draw:style-name="gr2" draw:text-style-name="P3" draw:layer="layout" draw:type="line" svg:x1="11.878cm" svg:y1="9.284cm" svg:x2="11.881cm" svg:y2="12.384cm" draw:start-shape="id2" draw:start-glue-point="8" draw:end-shape="id4" draw:end-glue-point="4" svg:d="M11878 9284l3 3100" svg:viewBox="0 0 4 3101">
          <text:p/>
        </draw:connector>
        <draw:connector draw:style-name="gr2" draw:text-style-name="P3" draw:layer="layout" draw:type="line" svg:x1="7.997cm" svg:y1="13.134cm" svg:x2="11.131cm" svg:y2="13.134cm" draw:start-shape="id3" draw:start-glue-point="10" draw:end-shape="id4" draw:end-glue-point="6" svg:d="M7997 13134h3134" svg:viewBox="0 0 3135 1">
          <text:p/>
        </draw:connector>
        <draw:frame draw:style-name="gr7" draw:text-style-name="P7" draw:layer="layout" svg:width="0.869cm" svg:height="0.962cm" svg:x="5.197cm" svg:y="8.691cm">
          <draw:text-box>
            <text:p text:style-name="P6"><text:span text:style-name="T1">5</text:span></text:p>
          </draw:text-box>
        </draw:frame>
        <draw:frame draw:style-name="gr7" draw:text-style-name="P7" draw:layer="layout" svg:width="0.869cm" svg:height="0.962cm" svg:x="5.197cm" svg:y="12.024cm">
          <draw:text-box>
            <text:p text:style-name="P6"><text:span text:style-name="T1">2</text:span></text:p>
          </draw:text-box>
        </draw:frame>
        <draw:frame draw:style-name="standard" draw:layer="layout" svg:width="9.132cm" svg:height="6.803cm" svg:x="16.83cm" svg:y="7.4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vertex</text:p>
              </table:table-cell>
              <table:table-cell>
                <text:p text:style-name="P6">dist</text:p>
              </table:table-cell>
              <table:table-cell>
                <text:p text:style-name="P6">prev</text:p>
              </table:table-cell>
              <table:table-cell>
                <text:p text:style-name="P6">queue</text:p>
              </table:table-cell>
            </table:table-row>
            <table:table-row table:style-name="ro1" table:default-cell-style-name="ce2">
              <table:table-cell>
                <text:p text:style-name="P6">0</text:p>
              </table:table-cell>
              <table:table-cell>
                <text:p text:style-name="P6">0</text:p>
              </table:table-cell>
              <table:table-cell/>
              <table:table-cell>
                <text:p text:style-name="P6">(0,0)</text:p>
              </table:table-cell>
            </table:table-row>
            <table:table-row table:style-name="ro1" table:default-cell-style-name="ce2">
              <table:table-cell>
                <text:p text:style-name="P6">1</text:p>
              </table:table-cell>
              <table:table-cell>
                <text:p text:style-name="P6">inf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2</text:p>
              </table:table-cell>
              <table:table-cell>
                <text:p text:style-name="P8"><text:span text:style-name="T1">inf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3</text:p>
              </table:table-cell>
              <table:table-cell>
                <text:p text:style-name="P8"><text:span text:style-name="T1">inf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4</text:p>
              </table:table-cell>
              <table:table-cell>
                <text:p text:style-name="P8"><text:span text:style-name="T1">inf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5</text:p>
              </table:table-cell>
              <table:table-cell>
                <text:p text:style-name="P8"><text:span text:style-name="T1">inf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0" draw:text-style-name="P9" draw:layer="layout" svg:width="23.072cm" svg:height="6.844cm" svg:x="3.13cm" svg:y="7.40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xml:id="id7" draw:id="id7" draw:layer="layout" svg:width="1.5cm" svg:height="1.5cm" svg:x="6.494cm" svg:y="7.78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994cm" svg:y1="8.534cm" svg:x2="11.128cm" svg:y2="8.534cm" draw:start-shape="id7" draw:start-glue-point="10" draw:end-shape="id8" draw:end-glue-point="6" svg:d="M7994 8534h3134" svg:viewBox="0 0 3135 1">
          <text:p/>
        </draw:connector>
        <draw:custom-shape draw:style-name="gr11" draw:text-style-name="P5" xml:id="id8" draw:id="id8" draw:layer="layout" svg:width="1.5cm" svg:height="1.5cm" svg:x="11.128cm" svg:y="7.784cm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2" draw:id="id12" draw:layer="layout" svg:width="1.5cm" svg:height="1.5cm" svg:x="14.246cm" svg:y="10.085cm">
          <text:p text:style-name="P4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9" draw:id="id9" draw:layer="layout" svg:width="1.5cm" svg:height="1.5cm" svg:x="6.497cm" svg:y="12.384cm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247cm" svg:y1="12.384cm" svg:x2="7.244cm" svg:y2="9.284cm" draw:start-shape="id9" draw:start-glue-point="4" draw:end-shape="id7" draw:end-glue-point="8" svg:d="M7247 12384l-3-3100" svg:viewBox="0 0 4 3101">
          <text:p/>
        </draw:connector>
        <draw:custom-shape draw:style-name="gr14" draw:text-style-name="P5" xml:id="id10" draw:id="id10" draw:layer="layout" svg:width="1.5cm" svg:height="1.5cm" svg:x="11.131cm" svg:y="12.384cm">
          <text:p text:style-name="P4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0.869cm" svg:height="0.962cm" svg:x="8.993cm" svg:y="7.572cm">
          <draw:text-box>
            <text:p text:style-name="P6"><text:span text:style-name="T1">4</text:span></text:p>
          </draw:text-box>
        </draw:frame>
        <draw:frame draw:style-name="gr7" draw:text-style-name="P7" draw:layer="layout" svg:width="0.869cm" svg:height="0.962cm" svg:x="6.378cm" svg:y="10.353cm">
          <draw:text-box>
            <text:p text:style-name="P6"><text:span text:style-name="T1">8</text:span></text:p>
          </draw:text-box>
        </draw:frame>
        <draw:frame draw:style-name="gr8" draw:text-style-name="P7" draw:layer="layout" svg:width="0.869cm" svg:height="0.962cm" svg:x="9.13cm" svg:y="13.271cm">
          <draw:text-box>
            <text:p text:style-name="P6"><text:span text:style-name="T1">7</text:span></text:p>
          </draw:text-box>
        </draw:frame>
        <draw:frame draw:style-name="gr7" draw:text-style-name="P7" draw:layer="layout" svg:width="0.869cm" svg:height="0.962cm" svg:x="9.438cm" svg:y="9.952cm">
          <draw:text-box>
            <text:p text:style-name="P6"><text:span text:style-name="T1">2</text:span></text:p>
          </draw:text-box>
        </draw:frame>
        <draw:frame draw:style-name="gr7" draw:text-style-name="P7" draw:layer="layout" svg:width="0.869cm" svg:height="0.962cm" svg:x="11.878cm" svg:y="10.353cm">
          <draw:text-box>
            <text:p text:style-name="P6"><text:span text:style-name="T1">6</text:span></text:p>
          </draw:text-box>
        </draw:frame>
        <draw:frame draw:style-name="gr7" draw:text-style-name="P7" draw:layer="layout" svg:width="0.869cm" svg:height="0.962cm" svg:x="13.151cm" svg:y="8.69cm">
          <draw:text-box>
            <text:p text:style-name="P6"><text:span text:style-name="T1">3</text:span></text:p>
          </draw:text-box>
        </draw:frame>
        <draw:frame draw:style-name="gr7" draw:text-style-name="P7" draw:layer="layout" svg:width="0.869cm" svg:height="0.962cm" svg:x="13.151cm" svg:y="12.023cm">
          <draw:text-box>
            <text:p text:style-name="P6"><text:span text:style-name="T1">1</text:span></text:p>
          </draw:text-box>
        </draw:frame>
        <draw:custom-shape draw:style-name="gr15" draw:text-style-name="P5" xml:id="id11" draw:id="id11" draw:layer="layout" svg:width="1.5cm" svg:height="1.5cm" svg:x="3.376cm" svg:y="10.085cm">
          <text:p text:style-name="P4"><text:span text:style-name="T1">0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onnector draw:style-name="gr2" draw:text-style-name="P3" draw:layer="layout" draw:type="line" svg:x1="7.775cm" svg:y1="9.065cm" svg:x2="11.35cm" svg:y2="12.603cm" draw:start-shape="id7" draw:start-glue-point="9" draw:end-shape="id10" draw:end-glue-point="5" svg:d="M7775 9065l3575 3538" svg:viewBox="0 0 3576 3539">
          <text:p/>
        </draw:connector>
        <draw:connector draw:style-name="gr2" draw:text-style-name="P3" draw:layer="layout" draw:type="line" svg:x1="4.658cm" svg:y1="10.304cm" svg:x2="6.713cm" svg:y2="9.065cm" draw:start-shape="id11" draw:start-glue-point="5" draw:end-shape="id7" draw:end-glue-point="7" svg:d="M4658 10304l2055-1239" svg:viewBox="0 0 2056 1240">
          <text:p/>
        </draw:connector>
        <draw:connector draw:style-name="gr2" draw:text-style-name="P3" draw:layer="layout" draw:type="line" svg:x1="4.658cm" svg:y1="11.366cm" svg:x2="6.716cm" svg:y2="12.603cm" draw:start-shape="id11" draw:start-glue-point="7" draw:end-shape="id9" draw:end-glue-point="5" svg:d="M4658 11366l2058 1237" svg:viewBox="0 0 2059 1238">
          <text:p/>
        </draw:connector>
        <draw:connector draw:style-name="gr2" draw:text-style-name="P3" draw:layer="layout" draw:type="line" svg:x1="12.409cm" svg:y1="9.065cm" svg:x2="14.465cm" svg:y2="10.304cm" draw:start-shape="id8" draw:start-glue-point="9" draw:end-shape="id12" draw:end-glue-point="5" svg:d="M12409 9065l2056 1239" svg:viewBox="0 0 2057 1240">
          <text:p/>
        </draw:connector>
        <draw:connector draw:style-name="gr2" draw:text-style-name="P3" draw:layer="layout" draw:type="line" svg:x1="12.412cm" svg:y1="12.603cm" svg:x2="14.465cm" svg:y2="11.366cm" draw:start-shape="id10" draw:start-glue-point="11" draw:end-shape="id12" draw:end-glue-point="7" svg:d="M12412 12603l2053-1237" svg:viewBox="0 0 2054 1238">
          <text:p/>
        </draw:connector>
        <draw:connector draw:style-name="gr2" draw:text-style-name="P3" draw:layer="layout" draw:type="line" svg:x1="11.878cm" svg:y1="9.284cm" svg:x2="11.881cm" svg:y2="12.384cm" draw:start-shape="id8" draw:start-glue-point="8" draw:end-shape="id10" draw:end-glue-point="4" svg:d="M11878 9284l3 3100" svg:viewBox="0 0 4 3101">
          <text:p/>
        </draw:connector>
        <draw:connector draw:style-name="gr2" draw:text-style-name="P3" draw:layer="layout" draw:type="line" svg:x1="7.997cm" svg:y1="13.134cm" svg:x2="11.131cm" svg:y2="13.134cm" draw:start-shape="id9" draw:start-glue-point="10" draw:end-shape="id10" draw:end-glue-point="6" svg:d="M7997 13134h3134" svg:viewBox="0 0 3135 1">
          <text:p/>
        </draw:connector>
        <draw:frame draw:style-name="gr7" draw:text-style-name="P7" draw:layer="layout" svg:width="0.869cm" svg:height="0.962cm" svg:x="5.197cm" svg:y="8.691cm">
          <draw:text-box>
            <text:p text:style-name="P6"><text:span text:style-name="T1">5</text:span></text:p>
          </draw:text-box>
        </draw:frame>
        <draw:frame draw:style-name="gr7" draw:text-style-name="P7" draw:layer="layout" svg:width="0.869cm" svg:height="0.962cm" svg:x="5.197cm" svg:y="12.024cm">
          <draw:text-box>
            <text:p text:style-name="P6"><text:span text:style-name="T1">2</text:span></text:p>
          </draw:text-box>
        </draw:frame>
        <draw:frame draw:style-name="standard" draw:layer="layout" svg:width="9.132cm" svg:height="6.803cm" svg:x="16.83cm" svg:y="7.4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vertex</text:p>
              </table:table-cell>
              <table:table-cell>
                <text:p text:style-name="P6">dist</text:p>
              </table:table-cell>
              <table:table-cell>
                <text:p text:style-name="P6">prev</text:p>
              </table:table-cell>
              <table:table-cell>
                <text:p text:style-name="P6">queue</text:p>
              </table:table-cell>
            </table:table-row>
            <table:table-row table:style-name="ro1" table:default-cell-style-name="ce2">
              <table:table-cell>
                <text:p text:style-name="P6">0</text:p>
              </table:table-cell>
              <table:table-cell>
                <text:p text:style-name="P6">0</text:p>
              </table:table-cell>
              <table:table-cell/>
              <table:table-cell>
                <text:p text:style-name="P6">(1,5)</text:p>
              </table:table-cell>
            </table:table-row>
            <table:table-row table:style-name="ro1" table:default-cell-style-name="ce2">
              <table:table-cell>
                <text:p text:style-name="P6">1</text:p>
              </table:table-cell>
              <table:table-cell>
                <text:p text:style-name="P6">5</text:p>
              </table:table-cell>
              <table:table-cell>
                <text:p text:style-name="P6">0</text:p>
              </table:table-cell>
              <table:table-cell>
                <text:p text:style-name="P6">(3,2)</text:p>
              </table:table-cell>
            </table:table-row>
            <table:table-row table:style-name="ro1" table:default-cell-style-name="ce2">
              <table:table-cell>
                <text:p text:style-name="P6">2</text:p>
              </table:table-cell>
              <table:table-cell>
                <text:p text:style-name="P8"><text:span text:style-name="T1">inf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3</text:p>
              </table:table-cell>
              <table:table-cell>
                <text:p text:style-name="P8"><text:span text:style-name="T1">2</text:span></text:p>
              </table:table-cell>
              <table:table-cell>
                <text:p text:style-name="P6">0</text:p>
              </table:table-cell>
              <table:table-cell/>
            </table:table-row>
            <table:table-row table:style-name="ro1" table:default-cell-style-name="ce2">
              <table:table-cell>
                <text:p text:style-name="P6">4</text:p>
              </table:table-cell>
              <table:table-cell>
                <text:p text:style-name="P8"><text:span text:style-name="T1">inf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5</text:p>
              </table:table-cell>
              <table:table-cell>
                <text:p text:style-name="P8"><text:span text:style-name="T1">inf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0" draw:text-style-name="P9" draw:layer="layout" svg:width="23.072cm" svg:height="6.844cm" svg:x="3.13cm" svg:y="7.40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xml:id="id13" draw:id="id13" draw:layer="layout" svg:width="1.5cm" svg:height="1.5cm" svg:x="6.494cm" svg:y="7.78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994cm" svg:y1="8.534cm" svg:x2="11.128cm" svg:y2="8.534cm" draw:start-shape="id13" draw:start-glue-point="10" draw:end-shape="id14" draw:end-glue-point="6" svg:d="M7994 8534h3134" svg:viewBox="0 0 3135 1">
          <text:p/>
        </draw:connector>
        <draw:custom-shape draw:style-name="gr16" draw:text-style-name="P5" xml:id="id14" draw:id="id14" draw:layer="layout" svg:width="1.5cm" svg:height="1.5cm" svg:x="11.128cm" svg:y="7.784cm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8" draw:id="id18" draw:layer="layout" svg:width="1.5cm" svg:height="1.5cm" svg:x="14.246cm" svg:y="10.085cm">
          <text:p text:style-name="P4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15" draw:id="id15" draw:layer="layout" svg:width="1.5cm" svg:height="1.5cm" svg:x="6.497cm" svg:y="12.384cm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247cm" svg:y1="12.384cm" svg:x2="7.244cm" svg:y2="9.284cm" draw:start-shape="id15" draw:start-glue-point="4" draw:end-shape="id13" draw:end-glue-point="8" svg:d="M7247 12384l-3-3100" svg:viewBox="0 0 4 3101">
          <text:p/>
        </draw:connector>
        <draw:custom-shape draw:style-name="gr19" draw:text-style-name="P5" xml:id="id16" draw:id="id16" draw:layer="layout" svg:width="1.5cm" svg:height="1.5cm" svg:x="11.131cm" svg:y="12.384cm">
          <text:p text:style-name="P4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0.869cm" svg:height="0.962cm" svg:x="8.993cm" svg:y="7.572cm">
          <draw:text-box>
            <text:p text:style-name="P6"><text:span text:style-name="T1">4</text:span></text:p>
          </draw:text-box>
        </draw:frame>
        <draw:frame draw:style-name="gr7" draw:text-style-name="P7" draw:layer="layout" svg:width="0.869cm" svg:height="0.962cm" svg:x="6.378cm" svg:y="10.353cm">
          <draw:text-box>
            <text:p text:style-name="P6"><text:span text:style-name="T1">8</text:span></text:p>
          </draw:text-box>
        </draw:frame>
        <draw:frame draw:style-name="gr8" draw:text-style-name="P7" draw:layer="layout" svg:width="0.869cm" svg:height="0.962cm" svg:x="9.13cm" svg:y="13.271cm">
          <draw:text-box>
            <text:p text:style-name="P6"><text:span text:style-name="T1">7</text:span></text:p>
          </draw:text-box>
        </draw:frame>
        <draw:frame draw:style-name="gr7" draw:text-style-name="P7" draw:layer="layout" svg:width="0.869cm" svg:height="0.962cm" svg:x="9.438cm" svg:y="9.952cm">
          <draw:text-box>
            <text:p text:style-name="P6"><text:span text:style-name="T1">2</text:span></text:p>
          </draw:text-box>
        </draw:frame>
        <draw:frame draw:style-name="gr7" draw:text-style-name="P7" draw:layer="layout" svg:width="0.869cm" svg:height="0.962cm" svg:x="11.878cm" svg:y="10.353cm">
          <draw:text-box>
            <text:p text:style-name="P6"><text:span text:style-name="T1">6</text:span></text:p>
          </draw:text-box>
        </draw:frame>
        <draw:frame draw:style-name="gr7" draw:text-style-name="P7" draw:layer="layout" svg:width="0.869cm" svg:height="0.962cm" svg:x="13.151cm" svg:y="8.69cm">
          <draw:text-box>
            <text:p text:style-name="P6"><text:span text:style-name="T1">3</text:span></text:p>
          </draw:text-box>
        </draw:frame>
        <draw:frame draw:style-name="gr7" draw:text-style-name="P7" draw:layer="layout" svg:width="0.869cm" svg:height="0.962cm" svg:x="13.151cm" svg:y="12.023cm">
          <draw:text-box>
            <text:p text:style-name="P6"><text:span text:style-name="T1">1</text:span></text:p>
          </draw:text-box>
        </draw:frame>
        <draw:custom-shape draw:style-name="gr20" draw:text-style-name="P5" xml:id="id17" draw:id="id17" draw:layer="layout" svg:width="1.5cm" svg:height="1.5cm" svg:x="3.376cm" svg:y="10.085cm">
          <text:p text:style-name="P4"><text:span text:style-name="T1">0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onnector draw:style-name="gr2" draw:text-style-name="P3" draw:layer="layout" draw:type="line" svg:x1="7.775cm" svg:y1="9.065cm" svg:x2="11.35cm" svg:y2="12.603cm" draw:start-shape="id13" draw:start-glue-point="9" draw:end-shape="id16" draw:end-glue-point="5" svg:d="M7775 9065l3575 3538" svg:viewBox="0 0 3576 3539">
          <text:p/>
        </draw:connector>
        <draw:connector draw:style-name="gr2" draw:text-style-name="P3" draw:layer="layout" draw:type="line" svg:x1="4.658cm" svg:y1="10.304cm" svg:x2="6.713cm" svg:y2="9.065cm" draw:start-shape="id17" draw:start-glue-point="5" draw:end-shape="id13" draw:end-glue-point="7" svg:d="M4658 10304l2055-1239" svg:viewBox="0 0 2056 1240">
          <text:p/>
        </draw:connector>
        <draw:connector draw:style-name="gr2" draw:text-style-name="P3" draw:layer="layout" draw:type="line" svg:x1="4.658cm" svg:y1="11.366cm" svg:x2="6.716cm" svg:y2="12.603cm" draw:start-shape="id17" draw:start-glue-point="7" draw:end-shape="id15" draw:end-glue-point="5" svg:d="M4658 11366l2058 1237" svg:viewBox="0 0 2059 1238">
          <text:p/>
        </draw:connector>
        <draw:connector draw:style-name="gr2" draw:text-style-name="P3" draw:layer="layout" draw:type="line" svg:x1="12.409cm" svg:y1="9.065cm" svg:x2="14.465cm" svg:y2="10.304cm" draw:start-shape="id14" draw:start-glue-point="9" draw:end-shape="id18" draw:end-glue-point="5" svg:d="M12409 9065l2056 1239" svg:viewBox="0 0 2057 1240">
          <text:p/>
        </draw:connector>
        <draw:connector draw:style-name="gr2" draw:text-style-name="P3" draw:layer="layout" draw:type="line" svg:x1="12.412cm" svg:y1="12.603cm" svg:x2="14.465cm" svg:y2="11.366cm" draw:start-shape="id16" draw:start-glue-point="11" draw:end-shape="id18" draw:end-glue-point="7" svg:d="M12412 12603l2053-1237" svg:viewBox="0 0 2054 1238">
          <text:p/>
        </draw:connector>
        <draw:connector draw:style-name="gr2" draw:text-style-name="P3" draw:layer="layout" draw:type="line" svg:x1="11.878cm" svg:y1="9.284cm" svg:x2="11.881cm" svg:y2="12.384cm" draw:start-shape="id14" draw:start-glue-point="8" draw:end-shape="id16" draw:end-glue-point="4" svg:d="M11878 9284l3 3100" svg:viewBox="0 0 4 3101">
          <text:p/>
        </draw:connector>
        <draw:connector draw:style-name="gr2" draw:text-style-name="P3" draw:layer="layout" draw:type="line" svg:x1="7.997cm" svg:y1="13.134cm" svg:x2="11.131cm" svg:y2="13.134cm" draw:start-shape="id15" draw:start-glue-point="10" draw:end-shape="id16" draw:end-glue-point="6" svg:d="M7997 13134h3134" svg:viewBox="0 0 3135 1">
          <text:p/>
        </draw:connector>
        <draw:frame draw:style-name="gr7" draw:text-style-name="P7" draw:layer="layout" svg:width="0.869cm" svg:height="0.962cm" svg:x="5.197cm" svg:y="8.691cm">
          <draw:text-box>
            <text:p text:style-name="P6"><text:span text:style-name="T1">5</text:span></text:p>
          </draw:text-box>
        </draw:frame>
        <draw:frame draw:style-name="gr7" draw:text-style-name="P7" draw:layer="layout" svg:width="0.869cm" svg:height="0.962cm" svg:x="5.197cm" svg:y="12.024cm">
          <draw:text-box>
            <text:p text:style-name="P6"><text:span text:style-name="T1">2</text:span></text:p>
          </draw:text-box>
        </draw:frame>
        <draw:frame draw:style-name="standard" draw:layer="layout" svg:width="9.132cm" svg:height="6.803cm" svg:x="16.83cm" svg:y="7.4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vertex</text:p>
              </table:table-cell>
              <table:table-cell>
                <text:p text:style-name="P6">dist</text:p>
              </table:table-cell>
              <table:table-cell>
                <text:p text:style-name="P6">prev</text:p>
              </table:table-cell>
              <table:table-cell>
                <text:p text:style-name="P6">queue</text:p>
              </table:table-cell>
            </table:table-row>
            <table:table-row table:style-name="ro1" table:default-cell-style-name="ce2">
              <table:table-cell>
                <text:p text:style-name="P6">0</text:p>
              </table:table-cell>
              <table:table-cell>
                <text:p text:style-name="P6">0</text:p>
              </table:table-cell>
              <table:table-cell/>
              <table:table-cell>
                <text:p text:style-name="P6">(1,5)</text:p>
              </table:table-cell>
            </table:table-row>
            <table:table-row table:style-name="ro1" table:default-cell-style-name="ce2">
              <table:table-cell>
                <text:p text:style-name="P6">1</text:p>
              </table:table-cell>
              <table:table-cell>
                <text:p text:style-name="P6">5</text:p>
              </table:table-cell>
              <table:table-cell>
                <text:p text:style-name="P6">0</text:p>
              </table:table-cell>
              <table:table-cell>
                <text:p text:style-name="P6">(4,9)</text:p>
              </table:table-cell>
            </table:table-row>
            <table:table-row table:style-name="ro1" table:default-cell-style-name="ce2">
              <table:table-cell>
                <text:p text:style-name="P6">2</text:p>
              </table:table-cell>
              <table:table-cell>
                <text:p text:style-name="P8"><text:span text:style-name="T1">inf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6">3</text:p>
              </table:table-cell>
              <table:table-cell>
                <text:p text:style-name="P8"><text:span text:style-name="T1">2</text:span></text:p>
              </table:table-cell>
              <table:table-cell>
                <text:p text:style-name="P6">0</text:p>
              </table:table-cell>
              <table:table-cell/>
            </table:table-row>
            <table:table-row table:style-name="ro1" table:default-cell-style-name="ce2">
              <table:table-cell>
                <text:p text:style-name="P6">4</text:p>
              </table:table-cell>
              <table:table-cell>
                <text:p text:style-name="P8"><text:span text:style-name="T1">9</text:span></text:p>
              </table:table-cell>
              <table:table-cell>
                <text:p text:style-name="P6">3</text:p>
              </table:table-cell>
              <table:table-cell/>
            </table:table-row>
            <table:table-row table:style-name="ro1" table:default-cell-style-name="ce2">
              <table:table-cell>
                <text:p text:style-name="P6">5</text:p>
              </table:table-cell>
              <table:table-cell>
                <text:p text:style-name="P8"><text:span text:style-name="T1">inf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0" draw:text-style-name="P9" draw:layer="layout" svg:width="23.072cm" svg:height="6.844cm" svg:x="3.13cm" svg:y="7.40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1" draw:text-style-name="P2" xml:id="id19" draw:id="id19" draw:layer="layout" svg:width="1.5cm" svg:height="1.5cm" svg:x="6.494cm" svg:y="7.78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994cm" svg:y1="8.534cm" svg:x2="11.128cm" svg:y2="8.534cm" draw:start-shape="id19" draw:start-glue-point="10" draw:end-shape="id20" draw:end-glue-point="6" svg:d="M7994 8534h3134" svg:viewBox="0 0 3135 1">
          <text:p/>
        </draw:connector>
        <draw:custom-shape draw:style-name="gr22" draw:text-style-name="P5" xml:id="id20" draw:id="id20" draw:layer="layout" svg:width="1.5cm" svg:height="1.5cm" svg:x="11.128cm" svg:y="7.784cm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xml:id="id24" draw:id="id24" draw:layer="layout" svg:width="1.5cm" svg:height="1.5cm" svg:x="14.246cm" svg:y="10.085cm">
          <text:p text:style-name="P4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21" draw:id="id21" draw:layer="layout" svg:width="1.5cm" svg:height="1.5cm" svg:x="6.497cm" svg:y="12.384cm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247cm" svg:y1="12.384cm" svg:x2="7.244cm" svg:y2="9.284cm" draw:start-shape="id21" draw:start-glue-point="4" draw:end-shape="id19" draw:end-glue-point="8" svg:d="M7247 12384l-3-3100" svg:viewBox="0 0 4 3101">
          <text:p/>
        </draw:connector>
        <draw:custom-shape draw:style-name="gr25" draw:text-style-name="P5" xml:id="id22" draw:id="id22" draw:layer="layout" svg:width="1.5cm" svg:height="1.5cm" svg:x="11.131cm" svg:y="12.384cm">
          <text:p text:style-name="P4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0.869cm" svg:height="0.962cm" svg:x="8.993cm" svg:y="7.572cm">
          <draw:text-box>
            <text:p text:style-name="P6"><text:span text:style-name="T1">4</text:span></text:p>
          </draw:text-box>
        </draw:frame>
        <draw:frame draw:style-name="gr7" draw:text-style-name="P7" draw:layer="layout" svg:width="0.869cm" svg:height="0.962cm" svg:x="6.378cm" svg:y="10.353cm">
          <draw:text-box>
            <text:p text:style-name="P6"><text:span text:style-name="T1">8</text:span></text:p>
          </draw:text-box>
        </draw:frame>
        <draw:frame draw:style-name="gr8" draw:text-style-name="P7" draw:layer="layout" svg:width="0.869cm" svg:height="0.962cm" svg:x="9.13cm" svg:y="13.271cm">
          <draw:text-box>
            <text:p text:style-name="P6"><text:span text:style-name="T1">7</text:span></text:p>
          </draw:text-box>
        </draw:frame>
        <draw:frame draw:style-name="gr7" draw:text-style-name="P7" draw:layer="layout" svg:width="0.869cm" svg:height="0.962cm" svg:x="9.438cm" svg:y="9.952cm">
          <draw:text-box>
            <text:p text:style-name="P6"><text:span text:style-name="T1">2</text:span></text:p>
          </draw:text-box>
        </draw:frame>
        <draw:frame draw:style-name="gr7" draw:text-style-name="P7" draw:layer="layout" svg:width="0.869cm" svg:height="0.962cm" svg:x="11.878cm" svg:y="10.353cm">
          <draw:text-box>
            <text:p text:style-name="P6"><text:span text:style-name="T1">6</text:span></text:p>
          </draw:text-box>
        </draw:frame>
        <draw:frame draw:style-name="gr7" draw:text-style-name="P7" draw:layer="layout" svg:width="0.869cm" svg:height="0.962cm" svg:x="13.151cm" svg:y="8.69cm">
          <draw:text-box>
            <text:p text:style-name="P6"><text:span text:style-name="T1">3</text:span></text:p>
          </draw:text-box>
        </draw:frame>
        <draw:frame draw:style-name="gr7" draw:text-style-name="P7" draw:layer="layout" svg:width="0.869cm" svg:height="0.962cm" svg:x="13.151cm" svg:y="12.023cm">
          <draw:text-box>
            <text:p text:style-name="P6"><text:span text:style-name="T1">1</text:span></text:p>
          </draw:text-box>
        </draw:frame>
        <draw:custom-shape draw:style-name="gr26" draw:text-style-name="P5" xml:id="id23" draw:id="id23" draw:layer="layout" svg:width="1.5cm" svg:height="1.5cm" svg:x="3.376cm" svg:y="10.085cm">
          <text:p text:style-name="P4"><text:span text:style-name="T1">0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onnector draw:style-name="gr2" draw:text-style-name="P3" draw:layer="layout" draw:type="line" svg:x1="7.775cm" svg:y1="9.065cm" svg:x2="11.35cm" svg:y2="12.603cm" draw:start-shape="id19" draw:start-glue-point="9" draw:end-shape="id22" draw:end-glue-point="5" svg:d="M7775 9065l3575 3538" svg:viewBox="0 0 3576 3539">
          <text:p/>
        </draw:connector>
        <draw:connector draw:style-name="gr2" draw:text-style-name="P3" draw:layer="layout" draw:type="line" svg:x1="4.658cm" svg:y1="10.304cm" svg:x2="6.713cm" svg:y2="9.065cm" draw:start-shape="id23" draw:start-glue-point="5" draw:end-shape="id19" draw:end-glue-point="7" svg:d="M4658 10304l2055-1239" svg:viewBox="0 0 2056 1240">
          <text:p/>
        </draw:connector>
        <draw:connector draw:style-name="gr2" draw:text-style-name="P3" draw:layer="layout" draw:type="line" svg:x1="4.658cm" svg:y1="11.366cm" svg:x2="6.716cm" svg:y2="12.603cm" draw:start-shape="id23" draw:start-glue-point="7" draw:end-shape="id21" draw:end-glue-point="5" svg:d="M4658 11366l2058 1237" svg:viewBox="0 0 2059 1238">
          <text:p/>
        </draw:connector>
        <draw:connector draw:style-name="gr2" draw:text-style-name="P3" draw:layer="layout" draw:type="line" svg:x1="12.409cm" svg:y1="9.065cm" svg:x2="14.465cm" svg:y2="10.304cm" draw:start-shape="id20" draw:start-glue-point="9" draw:end-shape="id24" draw:end-glue-point="5" svg:d="M12409 9065l2056 1239" svg:viewBox="0 0 2057 1240">
          <text:p/>
        </draw:connector>
        <draw:connector draw:style-name="gr2" draw:text-style-name="P3" draw:layer="layout" draw:type="line" svg:x1="12.412cm" svg:y1="12.603cm" svg:x2="14.465cm" svg:y2="11.366cm" draw:start-shape="id22" draw:start-glue-point="11" draw:end-shape="id24" draw:end-glue-point="7" svg:d="M12412 12603l2053-1237" svg:viewBox="0 0 2054 1238">
          <text:p/>
        </draw:connector>
        <draw:connector draw:style-name="gr2" draw:text-style-name="P3" draw:layer="layout" draw:type="line" svg:x1="11.878cm" svg:y1="9.284cm" svg:x2="11.881cm" svg:y2="12.384cm" draw:start-shape="id20" draw:start-glue-point="8" draw:end-shape="id22" draw:end-glue-point="4" svg:d="M11878 9284l3 3100" svg:viewBox="0 0 4 3101">
          <text:p/>
        </draw:connector>
        <draw:connector draw:style-name="gr2" draw:text-style-name="P3" draw:layer="layout" draw:type="line" svg:x1="7.997cm" svg:y1="13.134cm" svg:x2="11.131cm" svg:y2="13.134cm" draw:start-shape="id21" draw:start-glue-point="10" draw:end-shape="id22" draw:end-glue-point="6" svg:d="M7997 13134h3134" svg:viewBox="0 0 3135 1">
          <text:p/>
        </draw:connector>
        <draw:frame draw:style-name="gr7" draw:text-style-name="P7" draw:layer="layout" svg:width="0.869cm" svg:height="0.962cm" svg:x="5.197cm" svg:y="8.691cm">
          <draw:text-box>
            <text:p text:style-name="P6"><text:span text:style-name="T1">5</text:span></text:p>
          </draw:text-box>
        </draw:frame>
        <draw:frame draw:style-name="gr7" draw:text-style-name="P7" draw:layer="layout" svg:width="0.869cm" svg:height="0.962cm" svg:x="5.197cm" svg:y="12.024cm">
          <draw:text-box>
            <text:p text:style-name="P6"><text:span text:style-name="T1">2</text:span></text:p>
          </draw:text-box>
        </draw:frame>
        <draw:frame draw:style-name="standard" draw:layer="layout" svg:width="9.132cm" svg:height="6.803cm" svg:x="16.83cm" svg:y="7.4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vertex</text:p>
              </table:table-cell>
              <table:table-cell>
                <text:p text:style-name="P6">dist</text:p>
              </table:table-cell>
              <table:table-cell>
                <text:p text:style-name="P6">prev</text:p>
              </table:table-cell>
              <table:table-cell>
                <text:p text:style-name="P6">queue</text:p>
              </table:table-cell>
            </table:table-row>
            <table:table-row table:style-name="ro1" table:default-cell-style-name="ce2">
              <table:table-cell>
                <text:p text:style-name="P6">0</text:p>
              </table:table-cell>
              <table:table-cell>
                <text:p text:style-name="P6">0</text:p>
              </table:table-cell>
              <table:table-cell/>
              <table:table-cell>
                <text:p text:style-name="P10"><text:span text:style-name="T1">(4,9)</text:span></text:p>
              </table:table-cell>
            </table:table-row>
            <table:table-row table:style-name="ro1" table:default-cell-style-name="ce2">
              <table:table-cell>
                <text:p text:style-name="P6">1</text:p>
              </table:table-cell>
              <table:table-cell>
                <text:p text:style-name="P6">5</text:p>
              </table:table-cell>
              <table:table-cell>
                <text:p text:style-name="P6">0</text:p>
              </table:table-cell>
              <table:table-cell>
                <text:p text:style-name="P6">(2,9)</text:p>
              </table:table-cell>
            </table:table-row>
            <table:table-row table:style-name="ro1" table:default-cell-style-name="ce2">
              <table:table-cell>
                <text:p text:style-name="P6">2</text:p>
              </table:table-cell>
              <table:table-cell>
                <text:p text:style-name="P8"><text:span text:style-name="T1">9</text:span></text:p>
              </table:table-cell>
              <table:table-cell>
                <text:p text:style-name="P6">1</text:p>
              </table:table-cell>
              <table:table-cell>
                <text:p text:style-name="P6">(4,7)</text:p>
              </table:table-cell>
            </table:table-row>
            <table:table-row table:style-name="ro1" table:default-cell-style-name="ce2">
              <table:table-cell>
                <text:p text:style-name="P6">3</text:p>
              </table:table-cell>
              <table:table-cell>
                <text:p text:style-name="P8"><text:span text:style-name="T1">2</text:span></text:p>
              </table:table-cell>
              <table:table-cell>
                <text:p text:style-name="P6">0</text:p>
              </table:table-cell>
              <table:table-cell/>
            </table:table-row>
            <table:table-row table:style-name="ro1" table:default-cell-style-name="ce2">
              <table:table-cell>
                <text:p text:style-name="P6">4</text:p>
              </table:table-cell>
              <table:table-cell>
                <text:p text:style-name="P8"><text:span text:style-name="T1">7</text:span></text:p>
              </table:table-cell>
              <table:table-cell>
                <text:p text:style-name="P6">1</text:p>
              </table:table-cell>
              <table:table-cell/>
            </table:table-row>
            <table:table-row table:style-name="ro1" table:default-cell-style-name="ce2">
              <table:table-cell>
                <text:p text:style-name="P6">5</text:p>
              </table:table-cell>
              <table:table-cell>
                <text:p text:style-name="P8"><text:span text:style-name="T1">inf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0" draw:text-style-name="P9" draw:layer="layout" svg:width="23.072cm" svg:height="6.844cm" svg:x="3.13cm" svg:y="7.40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Bahnschrift" svg:font-family="Bahnschrift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3T18:10:18.776000000</dc:date>
    <meta:editing-duration>P3DT5H33M6S</meta:editing-duration>
    <meta:editing-cycles>213</meta:editing-cycles>
    <meta:generator>LibreOffice/6.4.5.2$Windows_X86_64 LibreOffice_project/a726b36747cf2001e06b58ad5db1aa3a9a1872d6</meta:generator>
    <meta:document-statistic meta:object-count="104"/>
  </office:meta>
</office:document-meta>
</file>